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52.58mm"/>
    </style:style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automatic-find-labels="false"/>
      <table:table table:name="5_TTY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3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C_REICHEL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RICE_SUM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8-2W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SL 2X10W 2,54</text:p>
          </table:table-cell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H2]*[.A2]" office:value-type="currency" office:currency="EUR" office:value="0.151260504201681" calcext:value-type="currency">
            <text:p>0,1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3]*[.A3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, R11, 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H4]*[.A4]" office:value-type="currency" office:currency="EUR" office:value="0.378151260504202" calcext:value-type="currency">
            <text:p>0,38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5, R1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H5]*[.A5]" office:value-type="currency" office:currency="EUR" office:value="0.252100840336134" calcext:value-type="currency">
            <text:p>0,2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8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6]*[.A6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4,7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7]*[.A7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F 3,3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8]*[.A8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4, R16, 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33,0</text:p>
          </table:table-cell>
          <table:table-cell table:formula="of:=0.12/1.19" office:value-type="currency" office:currency="EUR" office:value="0.100840336134454" calcext:value-type="currency">
            <text:p>0,10 €</text:p>
          </table:table-cell>
          <table:table-cell table:formula="of:=[.H9]*[.A9]" office:value-type="currency" office:currency="EUR" office:value="0.403361344537815" calcext:value-type="currency">
            <text:p>0,40 €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4N35</text:p>
          </table:table-cell>
          <table:table-cell office:value-type="string" calcext:value-type="string">
            <text:p>DIL06</text:p>
          </table:table-cell>
          <table:table-cell office:value-type="string" calcext:value-type="string">
            <text:p>OK1, OK3</text:p>
          </table:table-cell>
          <table:table-cell office:value-type="string" calcext:value-type="string">
            <text:p>MOTOROLA OPTO COUPLER</text:p>
          </table:table-cell>
          <table:table-cell office:value-type="string" calcext:value-type="string">
            <text:p>4N 25</text:p>
          </table:table-cell>
          <table:table-cell table:formula="of:=0.5/1.19" office:value-type="currency" office:currency="EUR" office:value="0.420168067226891" calcext:value-type="currency">
            <text:p>0,42 €</text:p>
          </table:table-cell>
          <table:table-cell table:formula="of:=[.H10]*[.A10]" office:value-type="currency" office:currency="EUR" office:value="0.840336134453782" calcext:value-type="currency">
            <text:p>0,84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F 5,1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1]*[.A11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2]*[.A12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82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3]*[.A13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4W</text:p>
          </table:table-cell>
          <table:table-cell office:value-type="string" calcext:value-type="string">
            <text:p>AKL182-04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4</text:p>
          </table:table-cell>
          <table:table-cell table:formula="of:=0.55/1.19" office:value-type="currency" office:currency="EUR" office:value="0.46218487394958" calcext:value-type="currency">
            <text:p>0,46 €</text:p>
          </table:table-cell>
          <table:table-cell table:formula="of:=[.H14]*[.A14]" office:value-type="currency" office:currency="EUR" office:value="0.46218487394958" calcext:value-type="currency">
            <text:p>0,46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LSERIALD</text:p>
          </table:table-cell>
          <table:table-cell office:value-type="string" calcext:value-type="string">
            <text:p>DAUGHTER-THT</text:p>
          </table:table-cell>
          <table:table-cell office:value-type="string" calcext:value-type="string">
            <text:p>X11</text:p>
          </table:table-cell>
          <table:table-cell/>
          <table:table-cell office:value-type="string" calcext:value-type="string">
            <text:p>SL 2X10W 2,54</text:p>
          </table:table-cell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H15]*[.A15]" office:value-type="currency" office:currency="EUR" office:value="0.151260504201681" calcext:value-type="currency">
            <text:p>0,15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 847CW SMD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6]*[.A16]" office:value-type="currency" office:currency="EUR" office:value="0.0252100840336134" calcext:value-type="currency">
            <text:p>0,03 €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BC857C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2, Q3, Q4, Q5, Q6</text:p>
          </table:table-cell>
          <table:table-cell office:value-type="string" calcext:value-type="string">
            <text:p>PNP Transistror</text:p>
          </table:table-cell>
          <table:table-cell office:value-type="string" calcext:value-type="string">
            <text:p>BC 857 NXP</text:p>
          </table:table-cell>
          <table:table-cell table:formula="of:=0.1/1.19" office:value-type="currency" office:currency="EUR" office:value="0.0840336134453782" calcext:value-type="currency">
            <text:p>0,08 €</text:p>
          </table:table-cell>
          <table:table-cell table:formula="of:=[.H17]*[.A17]" office:value-type="currency" office:currency="EUR" office:value="0.420168067226891" calcext:value-type="currency">
            <text:p>0,42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GR2</text:p>
          </table:table-cell>
          <table:table-cell table:formula="of:=0.16/1.19" office:value-type="currency" office:currency="EUR" office:value="0.134453781512605" calcext:value-type="currency">
            <text:p>0,13 €</text:p>
          </table:table-cell>
          <table:table-cell table:formula="of:=[.H18]*[.A18]" office:value-type="currency" office:currency="EUR" office:value="0.134453781512605" calcext:value-type="currency">
            <text:p>0,13 €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RT</text:p>
          </table:table-cell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H19]*[.A19]" office:value-type="currency" office:currency="EUR" office:value="0.0672268907563025" calcext:value-type="currency">
            <text:p>0,07 €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8"/>
          <table:table-cell table:style-name="ce2" table:formula="of:=SUM([.I2:.I19])" office:value-type="currency" office:currency="EUR" office:value="3.46218487394958" calcext:value-type="currency">
            <text:p>3,46 €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.00.0000</text:date>, <text:time style:data-style-name="N2" text:time-value="20:19:47.39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0T20:21:34.940000000</dc:date>
    <meta:editing-duration>PT15M34S</meta:editing-duration>
    <meta:editing-cycles>6</meta:editing-cycles>
    <meta:generator>LibreOffice/5.3.6.1$Windows_x86 LibreOffice_project/686f202eff87ef707079aeb7f485847613344eb7</meta:generator>
    <meta:document-statistic meta:table-count="1" meta:cell-count="170" meta:object-count="0"/>
  </office:meta>
</office:document-meta>
</file>